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UnDotum" svg:font-family="UnDot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08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UnDotum" style:font-size-complex="12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bold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UnDotum" style:font-size-complex="12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ackground-color="#cccc00" style:text-align-source="fix" style:repeat-content="false" fo:border="0.002cm solid #000000"/>
      <style:paragraph-properties fo:text-align="justify"/>
      <style:text-properties style:text-outline="false" style:text-line-through-style="none" style:font-name="Arial" fo:font-size="12pt" fo:text-shadow="none" style:text-underline-style="none" fo:font-weight="bold" style:text-underline-mode="continuous" style:text-line-through-mode="continuous" style:font-size-asian="12pt" style:font-style-asian="normal" style:font-weight-asian="bold" style:font-size-complex="12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UnDotum" style:font-size-complex="12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.706cm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UnDotum" style:font-size-complex="12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.706cm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bold" style:text-underline-mode="continuous" style:text-line-through-mode="continuous" style:font-name-asian="DejaVu Sans1" style:font-size-asian="12pt" style:language-asian="zxx" style:country-asian="none" style:font-style-asian="normal" style:font-weight-asian="bold" style:font-name-complex="UnDotum" style:font-size-complex="12pt" style:language-complex="en" style:country-complex="US" style:font-style-complex="normal" style:font-weight-complex="bold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2pt" fo:language="pt" fo:country="BR" fo:font-style="normal" fo:text-shadow="none" style:text-underline-style="none" fo:font-weight="bold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UnDotum" style:font-size-complex="12pt" style:language-complex="en" style:country-complex="US" style:font-style-complex="normal" style:font-weight-complex="bold" style:text-emphasize="none" style:font-relief="none"/>
    </style:style>
    <style:style style:name="ce13" style:family="table-cell" style:parent-style-name="Default" style:data-style-name="N1">
      <style:table-cell-properties fo:background-color="#cccc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37">
      <style:table-cell-properties fo:background-color="#cccc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4" style:family="table-cell" style:parent-style-name="Default" style:data-style-name="N37"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">
      <style:text-properties style:font-name="Arial" fo:font-size="12pt" style:font-size-asian="12pt" style:font-size-complex="12pt"/>
    </style:style>
    <style:style style:name="ce29" style:family="table-cell" style:parent-style-name="Default" style:data-style-name="N1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">
      <style:table-cell-properties fo:border="0.002cm solid #000000"/>
      <style:text-properties style:font-name="Arial" fo:font-size="12pt" style:font-size-asian="12pt" style:font-size-complex="12pt"/>
    </style:style>
    <style:style style:name="ce31" style:family="table-cell" style:parent-style-name="Default" style:data-style-name="N106">
      <style:text-properties style:font-name="Arial" fo:font-size="12pt" style:font-size-asian="12pt" style:font-size-complex="12pt"/>
    </style:style>
    <style:style style:name="ce32" style:family="table-cell" style:parent-style-name="Default" style:data-style-name="N37">
      <style:text-properties style:font-name="Arial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="0.002cm solid #000000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ce11"/>
        <table:table-column table:style-name="co4" table:number-columns-repeated="252" table:default-cell-style-name="ce6"/>
        <table:table-row table:style-name="ro1" table:number-rows-repeated="2">
          <table:table-cell table:style-name="ce1"/>
          <table:table-cell table:number-columns-repeated="255"/>
        </table:table-row>
        <table:table-row table:style-name="ro2">
          <table:table-cell table:style-name="ce2" office:value-type="string">
            <text:p>SISTEMA PILOTO</text:p>
          </table:table-cell>
          <table:table-cell table:style-name="ce12" office:value-type="string">
            <text:p>HORAS</text:p>
          </table:table-cell>
          <table:table-cell table:style-name="ce12" office:value-type="string">
            <text:p>COMPLEX</text:p>
          </table:table-cell>
          <table:table-cell table:style-name="ce12" office:value-type="string">
            <text:p>ENTREGA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Melhorias pontuais</text:p>
          </table:table-cell>
          <table:table-cell table:style-name="ce13" table:formula="oooc:=SUM([.B5:.B10])" office:value-type="float" office:value="16">
            <text:p>16</text:p>
          </table:table-cell>
          <table:table-cell table:style-name="ce13" table:formula="oooc:=SUM([.C5:.C10])" office:value-type="float" office:value="10">
            <text:p>10</text:p>
          </table:table-cell>
          <table:table-cell table:style-name="ce19" office:value-type="string">
            <text:p>entregue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Melhoria nos relatórios (discutida com o José Antonio)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Backup do sistema 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ção de sessão para usuários administradore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Re-inicialização e desligamento do servidor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ção de documentação para usuário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ção de documentação para administradore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Criação de máquinas virtuais com a última versão</text:p>
          </table:table-cell>
          <table:table-cell table:style-name="ce13" table:formula="oooc:=SUM([.B13])" office:value-type="float" office:value="4">
            <text:p>4</text:p>
          </table:table-cell>
          <table:table-cell table:style-name="ce13" table:formula="oooc:=SUM([.C13])" office:value-type="float" office:value="2">
            <text:p>2</text:p>
          </table:table-cell>
          <table:table-cell table:style-name="ce21" office:value-type="date" office:date-value="2009-02-12">
            <text:p>12/02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automação da instalação (revisar e testar)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Criação de tela com medidor de eficiência (gráfico setas)</text:p>
          </table:table-cell>
          <table:table-cell table:style-name="ce13" table:formula="oooc:=SUM([.B16:.B19])" office:value-type="float" office:value="14">
            <text:p>14</text:p>
          </table:table-cell>
          <table:table-cell table:style-name="ce13" table:formula="oooc:=SUM([.C16:.C19])" office:value-type="float" office:value="10">
            <text:p>10</text:p>
          </table:table-cell>
          <table:table-cell table:style-name="ce21" office:value-type="date" office:date-value="2009-02-20">
            <text:p>20/02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Inclusão de “Disponibilidade” no medidor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5">
            <text:p>5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clusão de “Tempo de resposta” no medidor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clusão de “Integridade” no medidor (Inferir)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clusão de “Gerenciabilidade” no medidor (Inferir)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Implementação de sub-sistema de Continuidade de Serviço</text:p>
          </table:table-cell>
          <table:table-cell table:style-name="ce13" table:formula="oooc:=SUM([.B22:.B24])" office:value-type="float" office:value="7">
            <text:p>7</text:p>
          </table:table-cell>
          <table:table-cell table:style-name="ce13" table:formula="oooc:=SUM([.C22:.C24])" office:value-type="float" office:value="3">
            <text:p>3</text:p>
          </table:table-cell>
          <table:table-cell table:style-name="ce21" office:value-type="date" office:date-value="2009-03-06">
            <text:p>06/03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Auxilio ao diagnostico (detecção já implementada pela monitoração)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presentação de contingência e Recuperação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onfiguração de diagnostico/contingência/recuperação por importação de arquivo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1">
          <table:table-cell table:style-name="ce3" office:value-type="string">
            <text:p>Cluster de ITVision</text:p>
          </table:table-cell>
          <table:table-cell table:style-name="ce13" table:formula="oooc:=SUM([.B27:.B35])" office:value-type="float" office:value="30">
            <text:p>30</text:p>
          </table:table-cell>
          <table:table-cell table:style-name="ce13" table:formula="oooc:=SUM([.C27:.C35])" office:value-type="float" office:value="16">
            <text:p>16</text:p>
          </table:table-cell>
          <table:table-cell table:style-name="ce21" office:value-type="date" office:date-value="2009-03-13">
            <text:p>13/03/09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Integração de base de informações para várias instância do ITVis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Sincronização automática (?) de configuração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lteração das telas de apresentação para contemplar cluster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onexão segura (VPN ou SSL)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Distribuição dos dados aferidos com sinalização após falha de comunicação</text:p>
          </table:table-cell>
          <table:table-cell table:number-columns-repeated="2"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Distribuição de logs com sinalização após falha de comunicação</text:p>
          </table:table-cell>
          <table:table-cell table:number-columns-repeated="2"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lteração das telas de relatórios para contemplar cluster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lteração dos algorítimos para cálculo de eficiência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lteração das telas do medidor de eficiência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4"/>
          <table:table-cell table:style-name="ce24"/>
          <table:table-cell table:number-columns-repeated="247"/>
        </table:table-row>
        <table:table-row table:style-name="ro1" table:number-rows-repeated="14">
          <table:table-cell/>
          <table:table-cell table:style-name="ce6" table:number-columns-repeated="3"/>
          <table:table-cell table:number-columns-repeated="252"/>
        </table:table-row>
        <table:table-row table:style-name="ro1">
          <table:table-cell/>
          <table:table-cell table:style-name="ce15" office:value-type="string">
            <text:p>Inicio em:</text:p>
          </table:table-cell>
          <table:table-cell table:style-name="ce18" office:value-type="string">
            <text:p>inicio em:</text:p>
          </table:table-cell>
          <table:table-cell table:style-name="ce22" office:value-type="date" office:date-value="2009-03-15">
            <text:p>15/03/09</text:p>
          </table:table-cell>
          <table:table-cell table:number-columns-repeated="252"/>
        </table:table-row>
        <table:table-row table:style-name="ro1">
          <table:table-cell/>
          <table:table-cell table:style-name="ce6"/>
          <table:table-cell table:style-name="ce15"/>
          <table:table-cell table:style-name="ce23"/>
          <table:table-cell table:number-columns-repeated="252"/>
        </table:table-row>
        <table:table-row table:style-name="ro2">
          <table:table-cell table:style-name="ce2" office:value-type="string">
            <text:p>SISTEMA FINAL</text:p>
          </table:table-cell>
          <table:table-cell table:style-name="ce12" office:value-type="string">
            <text:p>HORAS</text:p>
          </table:table-cell>
          <table:table-cell table:style-name="ce12" office:value-type="string">
            <text:p>COMPLEX</text:p>
          </table:table-cell>
          <table:table-cell table:style-name="ce12" office:value-type="string">
            <text:p>ENTREG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Base de Dados para o ITVIsion</text:p>
          </table:table-cell>
          <table:table-cell table:style-name="ce13" table:formula="oooc:=SUM([.B54:.B73])" office:value-type="float" office:value="94">
            <text:p>94</text:p>
          </table:table-cell>
          <table:table-cell table:style-name="ce13" table:formula="oooc:=SUM([.C54:.C73])" office:value-type="float" office:value="34">
            <text:p>34</text:p>
          </table:table-cell>
          <table:table-cell table:style-name="ce19" table:formula="oooc:=[.D50]+([.B53]/8*1.4)" office:value-type="date" office:date-value="2009-03-31T10:48:00">
            <text:p>31/03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riação de base de dados para abrigar os dados do PROJETO 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ção de métodos de acesso a diversas bases de dados simultaneamente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">
            <text:p>5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ção de telas (html) para listagem, inclusão, alteração, exclusão, inclu.massa de: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usuários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grupos de usuário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sistema de permissão tela X usuário ou grupo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preferências dos usuário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sítios (local de instalação de unidade de cluster do ITVision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comandos de checagem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Itens de configuração (SW, HW, SERVICO) por sítio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contatos para alerta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aplicaçõe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sub-aplicaçõe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associação contatos x (sub-)aplicações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medidores de eficiência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referências de conformidade para medir eficiência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lista de falhas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procedimentos de contingência e recuperação X falha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configurações diversas no sistema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configuração de sistema de log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Interface WEB</text:p>
          </table:table-cell>
          <table:table-cell table:style-name="ce13" table:formula="oooc:=SUM([.B76:.B83])" office:value-type="float" office:value="96">
            <text:p>96</text:p>
          </table:table-cell>
          <table:table-cell table:style-name="ce13" table:formula="oooc:=SUM([.C76:.C83])" office:value-type="float" office:value="16">
            <text:p>16</text:p>
          </table:table-cell>
          <table:table-cell table:style-name="ce19" table:formula="oooc:=[.D53]+([.B75]/8*1.4)" office:value-type="date" office:date-value="2009-04-17T06:00:00">
            <text:p>17/04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Implementar funcionalidades para sistema de permissões de acesso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Melhorar aparência e estilo para melhor navegabilidade e visualização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utomatizar geração de tabelas para criação listagen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presentação gráfica de aplicações deve individualizar os IC's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ção de gráficos para relatórios (pizza, estado, entre outros – estudar)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ção de mecanismo de dash-board (estudar)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Mecanismos AJAX para atualização automática de informações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Migração de todo o código existente para a nova versão(!)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Monitoração e Alerta</text:p>
          </table:table-cell>
          <table:table-cell table:style-name="ce13" table:formula="oooc:=SUM([.B86:.B94])" office:value-type="float" office:value="60">
            <text:p>60</text:p>
          </table:table-cell>
          <table:table-cell table:style-name="ce13" table:formula="oooc:=SUM([.C86:.C94])" office:value-type="float" office:value="18">
            <text:p>18</text:p>
          </table:table-cell>
          <table:table-cell table:style-name="ce19" table:formula="oooc:=[.D75]+([.B85]/8*1.4)" office:value-type="date" office:date-value="2009-04-27T18:00:00">
            <text:p>27/04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Formalização (documentação) dos conceitos discutidos 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r conceito de aplicações, sub-aplicações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r o conceito de cluster de IC's, de aplicações e de sub-aplicaçõe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ção de máquina de estados para cálculo de estado de uma aplicação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mplementar sistema de envio seletivo de emails para contato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ção de log circular 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Sumarização de log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Depuração de problemas com gmail (procurar alternativa)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Migração de todo o código existente para a nova versão(!)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Medição de eficiência</text:p>
          </table:table-cell>
          <table:table-cell table:style-name="ce13" table:formula="oooc:=SUM([.B97:.B102])" office:value-type="float" office:value="16">
            <text:p>16</text:p>
          </table:table-cell>
          <table:table-cell table:style-name="ce13" table:formula="oooc:=SUM([.C97:.C102])" office:value-type="float" office:value="9">
            <text:p>9</text:p>
          </table:table-cell>
          <table:table-cell table:style-name="ce19" table:formula="oooc:=[.D85]+([.B96]/8*1.4)" office:value-type="date" office:date-value="2009-04-30T13:12:00">
            <text:p>30/04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riação de algorítimos para cálculo de: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disponibilidade (feito no PILOTO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gerenciabilidade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5">
            <text:p>5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tempo de resposta <text:s/>(feito no PILOTO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continuidade de serviço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[ Os cálculos de integridade, segurança, nível de serviço, capacidade, custo e escalabilidade só serão definidos no futuro. ]</text:p>
          </table:table-cell>
          <table:table-cell table:style-name="ce14" table:number-columns-repeated="2"/>
          <table:table-cell table:style-name="ce20"/>
          <table:table-cell office:value-type="string">
            <text:p><text:s/>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Relatórios</text:p>
          </table:table-cell>
          <table:table-cell table:style-name="ce13" table:formula="oooc:=SUM([.B105:.B111])" office:value-type="float" office:value="18">
            <text:p>18</text:p>
          </table:table-cell>
          <table:table-cell table:style-name="ce13" table:formula="oooc:=SUM([.C105:.C111])" office:value-type="float" office:value="6">
            <text:p>6</text:p>
          </table:table-cell>
          <table:table-cell table:style-name="ce19" table:formula="oooc:=[.D96]+([.B104]/8*1.4)" office:value-type="date" office:date-value="2009-05-03T16:48:00">
            <text:p>03/05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riar relatórios gráficos, textuais e impressos de: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resumo de alerta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ocorrência por tipo de alert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problemas mais freqüente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ocorrência por aplicação e por sub-aplicação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ocorrência por sítio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ocorrência por tipo de IC'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Administração do sistema</text:p>
          </table:table-cell>
          <table:table-cell table:style-name="ce13" table:formula="oooc:=SUM([.B114:.B129])" office:value-type="float" office:value="10">
            <text:p>10</text:p>
          </table:table-cell>
          <table:table-cell table:style-name="ce13" table:formula="oooc:=SUM([.C114:.C129])" office:value-type="float" office:value="15">
            <text:p>15</text:p>
          </table:table-cell>
          <table:table-cell table:style-name="ce19" table:formula="oooc:=[.D104]+([.B113]/8*1.4)" office:value-type="date" office:date-value="2009-05-05T10:48:00">
            <text:p>05/05/09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Backup salvando o arquivo em máquina local de: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2">
          <table:table-cell table:style-name="ce4" office:value-type="string">
            <text:p>todas as bases de dados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logs alerta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onfigurações de email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onfigurações de sistema (rede, etc...)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 office:value-type="string">
            <text:p>Restore a partir de backup executado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2">
          <table:table-cell table:style-name="ce4" office:value-type="string">
            <text:p>verificação de versão, data, statu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restore seletivo de base de dados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restore seletivo de logs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restore seletivo de configuração de sistema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2">
          <table:table-cell table:style-name="ce4" office:value-type="string">
            <text:p>Manutenção dos sub-sistemas (FOSS existentes) de: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servidor de banco de dados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servidor de http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monitoração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detecção de novos equipamentos de red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detecção de computadores e softwar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Sub-sistema de monitoração</text:p>
          </table:table-cell>
          <table:table-cell table:style-name="ce13" table:formula="oooc:=SUM([.B132:.B134])" office:value-type="float" office:value="40">
            <text:p>40</text:p>
          </table:table-cell>
          <table:table-cell table:style-name="ce13" table:formula="oooc:=SUM([.C132:.C134])" office:value-type="float" office:value="6">
            <text:p>6</text:p>
          </table:table-cell>
          <table:table-cell table:style-name="ce19" table:formula="oooc:=[.D113]+([.B131]/8*1.4)" office:value-type="date" office:date-value="2009-05-12T10:48:00">
            <text:p>12/05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Instalação de base de dados de configuração (sistema FOSS existente)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Mecanismos de sincronização desta base de dados com a criada para o ITVIsion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Tela para execução manual de comando de checagem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Sub-sistema de detecção de novos equipamentos de rede</text:p>
          </table:table-cell>
          <table:table-cell table:style-name="ce13" table:formula="oooc:=SUM([.B137:.B141])" office:value-type="float" office:value="68">
            <text:p>68</text:p>
          </table:table-cell>
          <table:table-cell table:style-name="ce13" table:formula="oooc:=SUM([.C137:.C141])" office:value-type="float" office:value="20">
            <text:p>20</text:p>
          </table:table-cell>
          <table:table-cell table:style-name="ce19" table:formula="oooc:=[.D131]+([.B136]/8*1.4)" office:value-type="date" office:date-value="2009-05-24T08:24:00.000001">
            <text:p>24/05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Instalação, estudo e testes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5">
            <text:p>5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tegração e sincronização dos dados recolhidos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tegração das informações de monitoração dos equipamentos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clusão das informações de monitoração nos cálculos de eficiência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tivação de sistema de gerenciamento de configuração quando na detecção ou desaparecimento de um IC.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3" office:value-type="string">
            <text:p>Sub-sistema de detecção de computadores e software</text:p>
          </table:table-cell>
          <table:table-cell table:style-name="ce13" table:formula="oooc:=SUM([.B144:.B146])" office:value-type="float" office:value="25">
            <text:p>25</text:p>
          </table:table-cell>
          <table:table-cell table:style-name="ce13" table:formula="oooc:=SUM([.C144:.C146])" office:value-type="float" office:value="8">
            <text:p>8</text:p>
          </table:table-cell>
          <table:table-cell table:style-name="ce19" table:formula="oooc:=[.D136]+([.B143]/8*1.4)" office:value-type="date" office:date-value="2009-05-28T17:24:00.000001">
            <text:p>28/05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Instalação, estudo e testes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tegração e sincronização dos dados recolhidos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Ativação de sistema de gerenciamento de configuração quando na detecção ou desaparecimento de um IC (mesmo utilizado no sub-sistema anterior)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4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1">
          <table:table-cell table:style-name="ce3" office:value-type="string">
            <text:p>Sub-sistema de gerenc. de Mudança/Incidente/Configuração</text:p>
          </table:table-cell>
          <table:table-cell table:style-name="ce13" table:formula="oooc:=SUM([.B149:.B160])" office:value-type="float" office:value="57">
            <text:p>57</text:p>
          </table:table-cell>
          <table:table-cell table:style-name="ce13" table:formula="oooc:=SUM([.C149:.C160])" office:value-type="float" office:value="14">
            <text:p>14</text:p>
          </table:table-cell>
          <table:table-cell table:style-name="ce19" table:formula="oooc:=[.D143]+([.B148]/8*1.4)" office:value-type="date" office:date-value="2009-06-07T16:48:00">
            <text:p>07/06/09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Base de dados para gerenciamento de diagnóstico/procedimento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4">
            <text:p>4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Bbase de dados para gerenciamento de incidentes e tipos de incidentes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r telas para o gerenciamento da base de diagnóstico/procedimento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r associação IC, alerta (falha) e diagnóstico/procedimento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r telar para listagem, inclusão, deleção e alteração de incidente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r tela para abertura de chamado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Integrar abertura de chamado com autenticação (LDAP) padrão para que não usuários do ITVision possam abrir chamados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5" office:value-type="string">
            <text:p>Criar relatórios de ocorrências de mudança, incidente (chamados) e de configuração <text:s/>com:</text:p>
          </table:table-cell>
          <table:table-cell table:number-columns-repeated="2" table:style-name="ce14" office:value-type="string">
            <text:p>-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7" office:value-type="string">
            <text:p>listagem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gráfico pizza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resumo e sumarização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8" office:value-type="string">
            <text:p>ordenação por tipo de ocorrência 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20"/>
          <table:table-cell table:number-columns-repeated="252"/>
        </table:table-row>
        <table:table-row table:style-name="ro1">
          <table:table-cell table:style-name="ce9"/>
          <table:table-cell table:style-name="ce14" table:number-columns-repeated="2"/>
          <table:table-cell table:style-name="ce20"/>
          <table:table-cell table:number-columns-repeated="252"/>
        </table:table-row>
        <table:table-row table:style-name="ro1" table:number-rows-repeated="3">
          <table:table-cell/>
          <table:table-cell table:style-name="ce16" table:number-columns-repeated="2"/>
          <table:table-cell table:number-columns-repeated="253"/>
        </table:table-row>
        <table:table-row table:style-name="ro1">
          <table:table-cell table:style-name="ce10" office:value-type="string">
            <text:p>em horas</text:p>
          </table:table-cell>
          <table:table-cell table:style-name="ce13" table:formula="oooc:=[.B4]+[.B12]+[.B15]+[.B21]+[.B26]+[.B53]+[.B75]+[.B85]+[.B96]+[.B104]+[.B113]+[.B131]+[.B136]+[.B143]+[.B148]" office:value-type="float" office:value="555">
            <text:p>555</text:p>
          </table:table-cell>
          <table:table-cell table:number-columns-repeated="254"/>
        </table:table-row>
        <table:table-row table:style-name="ro1">
          <table:table-cell table:style-name="ce10" office:value-type="string">
            <text:p>em dias</text:p>
          </table:table-cell>
          <table:table-cell table:style-name="ce13" table:formula="oooc:=[.B165]/8" office:value-type="float" office:value="69.375">
            <text:p>69</text:p>
          </table:table-cell>
          <table:table-cell table:style-name="ce6"/>
          <table:table-cell table:number-columns-repeated="253"/>
        </table:table-row>
        <table:table-row table:style-name="ro1" table:number-rows-repeated="2">
          <table:table-cell/>
          <table:table-cell table:style-name="ce16" table:number-columns-repeated="2"/>
          <table:table-cell table:number-columns-repeated="253"/>
        </table:table-row>
        <table:table-row table:style-name="ro1" table:number-rows-repeated="12">
          <table:table-cell/>
          <table:table-cell table:style-name="ce17" table:number-columns-repeated="2"/>
          <table:table-cell table:number-columns-repeated="253"/>
        </table:table-row>
        <table:table-row table:style-name="ro1" table:number-rows-repeated="6535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ilha2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5" table:number-columns-repeated="252" table:default-cell-style-name="ce6"/>
        <table:table-row table:style-name="ro1" table:number-rows-repeated="3">
          <table:table-cell table:number-columns-repeated="256"/>
        </table:table-row>
        <table:table-row table:style-name="ro1" table:number-rows-repeated="2">
          <table:table-cell/>
          <table:table-cell table:style-name="ce28" table:number-columns-repeated="2"/>
          <table:table-cell table:number-columns-repeated="253"/>
        </table:table-row>
        <table:table-row table:style-name="ro1">
          <table:table-cell office:value-type="string">
            <text:p>SISTEMA PILOTO</text:p>
          </table:table-cell>
          <table:table-cell table:style-name="ce28" table:number-columns-repeated="2"/>
          <table:table-cell office:value-type="string">
            <text:p>ENTREGA</text:p>
          </table:table-cell>
          <table:table-cell table:number-columns-repeated="252"/>
        </table:table-row>
        <table:table-row table:style-name="ro1">
          <table:table-cell table:style-name="ce25" office:value-type="string">
            <text:p>Melhorias pontuais</text:p>
          </table:table-cell>
          <table:table-cell table:style-name="ce28"/>
          <table:table-cell table:style-name="ce28"/>
          <table:table-cell table:style-name="ce25" office:value-type="string">
            <text:p>entregue</text:p>
          </table:table-cell>
          <table:table-cell table:number-columns-repeated="252"/>
        </table:table-row>
        <table:table-row table:style-name="ro1" table:number-rows-repeated="3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12])" office:value-type="float" office:value="0">
            <text:p>0</text:p>
          </table:table-cell>
          <table:table-cell table:style-name="ce29" table:formula="oooc:=SUM([.C12])" office:value-type="float" office:value="0">
            <text:p>0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15:.B18])" office:value-type="float" office:value="14">
            <text:p>14</text:p>
          </table:table-cell>
          <table:table-cell table:style-name="ce29" table:formula="oooc:=SUM([.C15:.C18])" office:value-type="float" office:value="0">
            <text:p>0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 office:value-type="string">
            <text:p>Criação de máquinas virtuais com a última versão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32" office:value-type="date" office:date-value="2009-02-12">
            <text:p>12/02/09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28"/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 office:value-type="string">
            <text:p>Criação de tela com medidor de eficiência (gráfico setas)</text:p>
          </table:table-cell>
          <table:table-cell table:number-columns-repeated="2" table:style-name="ce28" office:value-type="string">
            <text:p>-</text:p>
          </table:table-cell>
          <table:table-cell table:style-name="ce32" office:value-type="date" office:date-value="2009-02-20">
            <text:p>20/02/09</text:p>
          </table:table-cell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21:.B23])" office:value-type="float" office:value="7">
            <text:p>7</text:p>
          </table:table-cell>
          <table:table-cell table:style-name="ce29" table:formula="oooc:=SUM([.C21:.C23])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 office:value-type="string">
            <text:p>Implementação de sub-sistema de Continuidade de Serviço</text:p>
          </table:table-cell>
          <table:table-cell table:style-name="ce28"/>
          <table:table-cell table:style-name="ce28"/>
          <table:table-cell table:style-name="ce32" office:value-type="date" office:date-value="2009-03-06">
            <text:p>06/03/09</text:p>
          </table:table-cell>
          <table:table-cell table:number-columns-repeated="252"/>
        </table:table-row>
        <table:table-row table:style-name="ro1">
          <table:table-cell/>
          <table:table-cell table:style-name="ce29" table:formula="oooc:=SUM([.B26:.B34])" office:value-type="float" office:value="30">
            <text:p>30</text:p>
          </table:table-cell>
          <table:table-cell table:style-name="ce29" table:formula="oooc:=SUM([.C26:.C34])" office:value-type="float" office:value="16">
            <text:p>16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 office:value-type="string">
            <text:p>Integração de base de informações para várias instância do ITVision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 office:value-type="string">
            <text:p>Cluster de ITVision</text:p>
          </table:table-cell>
          <table:table-cell table:number-columns-repeated="2" table:style-name="ce28" office:value-type="string">
            <text:p>-</text:p>
          </table:table-cell>
          <table:table-cell table:style-name="ce32" office:value-type="date" office:date-value="2009-03-13">
            <text:p>13/03/09</text:p>
          </table:table-cell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 table:number-rows-repeated="3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5"/>
          <table:table-cell table:style-name="ce24"/>
          <table:table-cell table:number-columns-repeated="246"/>
        </table:table-row>
        <table:table-row table:style-name="ro1">
          <table:table-cell/>
          <table:table-cell table:style-name="ce15" office:value-type="string">
            <text:p>Inicio em:</text:p>
          </table:table-cell>
          <table:table-cell table:formula="oooc:=SUM([.C40:.C59])" office:value-type="float" office:value="29">
            <text:p>2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5" office:value-type="string">
            <text:p>inicio em:</text:p>
          </table:table-cell>
          <table:table-cell table:style-name="ce23" office:value-type="date" office:date-value="2009-03-15">
            <text:p>15/03/09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29"/>
          <table:table-cell table:style-name="ce25" office:value-type="string">
            <text:p>ENTREGA</text:p>
          </table:table-cell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8">
            <text:p>8</text:p>
          </table:table-cell>
          <table:table-cell table:style-name="ce28" office:value-type="float" office:value="3">
            <text:p>3</text:p>
          </table:table-cell>
          <table:table-cell table:style-name="ce25" table:formula="oooc:=[.D41]+([.B43]/8*1.4)" office:value-type="date" office:date-value="2009-03-16T09:36:00">
            <text:p>16/03/09</text:p>
          </table:table-cell>
          <table:table-cell table:number-columns-repeated="252"/>
        </table:table-row>
        <table:table-row table:style-name="ro1">
          <table:table-cell table:style-name="ce26" office:value-type="string">
            <text:p>SISTEMA FINAL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27"/>
          <table:table-cell table:number-columns-repeated="2"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62:.B69])" office:value-type="float" office:value="96">
            <text:p>96</text:p>
          </table:table-cell>
          <table:table-cell table:style-name="ce29" table:formula="oooc:=SUM([.C62:.C69])" office:value-type="float" office:value="16">
            <text:p>16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30">
            <text:p>30</text:p>
          </table:table-cell>
          <table:table-cell table:style-name="ce28" office:value-type="float" office:value="4">
            <text:p>4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number-columns-repeated="2" table:style-name="ce28" office:value-type="string">
            <text:p>-</text:p>
          </table:table-cell>
          <table:table-cell table:style-name="ce25" table:formula="oooc:=[.D45]+([.B67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16">
            <text:p>16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72:.B80])" office:value-type="float" office:value="60">
            <text:p>60</text:p>
          </table:table-cell>
          <table:table-cell table:style-name="ce29" table:formula="oooc:=SUM([.C72:.C80])" office:value-type="float" office:value="18">
            <text:p>18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 table:formula="oooc:=[.D67]+([.B77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32">
            <text:p>32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83:.B88])" office:value-type="float" office:value="16">
            <text:p>16</text:p>
          </table:table-cell>
          <table:table-cell table:style-name="ce29" table:formula="oooc:=SUM([.C83:.C88])" office:value-type="float" office:value="9">
            <text:p>9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 office:value-type="string">
            <text:p>disponibilidade (feito no PILOTO)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 office:value-type="string">
            <text:p>gerenciabilidade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5">
            <text:p>5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 office:value-type="string">
            <text:p>tempo de resposta <text:s/>(feito no PILOTO)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style-name="ce28"/>
          <table:table-cell table:style-name="ce28"/>
          <table:table-cell table:style-name="ce25" table:formula="oooc:=[.D77]+([.B88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table:formula="oooc:=SUM([.B91:.B97])" office:value-type="float" office:value="6">
            <text:p>6</text:p>
          </table:table-cell>
          <table:table-cell table:style-name="ce29" table:formula="oooc:=SUM([.C91:.C97])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 table:number-rows-repeated="2">
          <table:table-cell table:style-name="ce26"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/>
          <table:table-cell table:style-name="ce28"/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 table:style-name="ce27"/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5" table:formula="oooc:=[.D88]+([.B96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office:value-type="string">
            <text:p><text:s/></text:p>
          </table:table-cell>
          <table:table-cell table:number-columns-repeated="251"/>
        </table:table-row>
        <table:table-row table:style-name="ro1">
          <table:table-cell/>
          <table:table-cell table:style-name="ce28"/>
          <table:table-cell table:style-name="ce28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number-columns-repeated="2" table:style-name="ce28" office:value-type="float" office:value="1">
            <text:p>1</text:p>
          </table:table-cell>
          <table:table-cell table:style-name="ce25" table:formula="oooc:=[.D96]+([.B105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office:value-type="string">
            <text:p>Manutenção dos sub-sistemas (FOSS existentes) de: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 office:value-type="string">
            <text:p>detecção de novos equipamentos de rede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 office:value-type="string">
            <text:p>detecção de computadores e software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/>
          <table:table-cell table:style-name="ce28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office:value-type="float" office:value="12">
            <text:p>12</text:p>
          </table:table-cell>
          <table:table-cell table:style-name="ce29" office:value-type="float" office:value="2">
            <text:p>2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style-name="ce28" office:value-type="float" office:value="24">
            <text:p>24</text:p>
          </table:table-cell>
          <table:table-cell table:style-name="ce28" office:value-type="float" office:value="3">
            <text:p>3</text:p>
          </table:table-cell>
          <table:table-cell table:style-name="ce25" table:formula="oooc:=[.D105]+([.B123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/>
          <table:table-cell table:style-name="ce28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28" office:value-type="float" office:value="5">
            <text:p>5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style-name="ce28" office:value-type="float" office:value="12">
            <text:p>12</text:p>
          </table:table-cell>
          <table:table-cell table:style-name="ce28" office:value-type="float" office:value="4">
            <text:p>4</text:p>
          </table:table-cell>
          <table:table-cell table:style-name="ce25" table:formula="oooc:=[.D123]+([.B128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/>
          <table:table-cell table:style-name="ce28"/>
          <table:table-cell table:style-name="ce25"/>
          <table:table-cell table:number-columns-repeated="252"/>
        </table:table-row>
        <table:table-row table:style-name="ro1">
          <table:table-cell/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style-name="ce28" office:value-type="float" office:value="12">
            <text:p>12</text:p>
          </table:table-cell>
          <table:table-cell table:style-name="ce28" office:value-type="float" office:value="3">
            <text:p>3</text:p>
          </table:table-cell>
          <table:table-cell table:style-name="ce25" table:formula="oooc:=[.D128]+([.B135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>
          <table:table-cell office:value-type="string">
            <text:p>Base de dados para gerenciamento de diagnóstico/procedimento</text:p>
          </table:table-cell>
          <table:table-cell table:style-name="ce28"/>
          <table:table-cell table:style-name="ce28"/>
          <table:table-cell table:style-name="ce25"/>
          <table:table-cell table:number-columns-repeated="252"/>
        </table:table-row>
        <table:table-row table:style-name="ro1">
          <table:table-cell office:value-type="string">
            <text:p>Bbase de dados para gerenciamento de incidentes e tipos de incidentes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4">
            <text:p>4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5"/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25" table:formula="oooc:=[.D135]+([.B140]/8*1.4)" office:value-type="float" office:value="0">
            <text:p>Erro:529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/>
          <table:table-cell table:number-columns-repeated="2"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office:value-type="string">
            <text:p>Integrar abertura de chamado com autenticação (LDAP) padrão para que não usuários do ITVision possam abrir chamados</text:p>
          </table:table-cell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 office:value-type="string">
            <text:p>Criar relatórios de ocorrências de mudança, incidente (chamados) e de configuração <text:s/>com:</text:p>
          </table:table-cell>
          <table:table-cell table:number-columns-repeated="2" table:style-name="ce28" office:value-type="string">
            <text:p>-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 office:value-type="string">
            <text:p>Sub-sistema de gerenc. de Mudança/Incidente/Configuração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9"/>
          <table:table-cell table:style-name="ce30" table:number-columns-repeated="2"/>
          <table:table-cell table:style-name="ce33"/>
          <table:table-cell table:style-name="ce9"/>
          <table:table-cell table:number-columns-repeated="251"/>
        </table:table-row>
        <table:table-row table:style-name="ro1">
          <table:table-cell/>
          <table:table-cell table:style-name="ce29" table:number-columns-repeated="2"/>
          <table:table-cell table:style-name="ce25"/>
          <table:table-cell table:number-columns-repeated="252"/>
        </table:table-row>
        <table:table-row table:style-name="ro1">
          <table:table-cell/>
          <table:table-cell table:style-name="ce28" table:number-columns-repeated="2"/>
          <table:table-cell table:style-name="ce25"/>
          <table:table-cell table:number-columns-repeated="252"/>
        </table:table-row>
        <table:table-row table:style-name="ro1" table:number-rows-repeated="3">
          <table:table-cell/>
          <table:table-cell table:style-name="ce28" table:number-columns-repeated="2"/>
          <table:table-cell table:number-columns-repeated="253"/>
        </table:table-row>
        <table:table-row table:style-name="ro1">
          <table:table-cell table:style-name="ce18" office:value-type="string">
            <text:p>em horas</text:p>
          </table:table-cell>
          <table:table-cell table:style-name="ce28" table:formula="oooc:=[.B7]+[.B15]+[.B18]+[.B24]+[.B29]+[.B43]+[.B65]+[.B75]+[.B86]+[.B94]+[.B103]+[.B121]+[.B126]+[.B133]+[.B138]" office:value-type="float" office:value="0">
            <text:p>Erro:529</text:p>
          </table:table-cell>
          <table:table-cell table:number-columns-repeated="254"/>
        </table:table-row>
        <table:table-row table:style-name="ro1">
          <table:table-cell table:style-name="ce18" office:value-type="string">
            <text:p>em dias</text:p>
          </table:table-cell>
          <table:table-cell table:style-name="ce28" table:formula="oooc:=[.B157]/8" office:value-type="float" office:value="0">
            <text:p>Erro:529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ce28" table:number-columns-repeated="2"/>
          <table:table-cell table:number-columns-repeated="253"/>
        </table:table-row>
        <table:table-row table:style-name="ro1" table:number-rows-repeated="16">
          <table:table-cell/>
          <table:table-cell table:style-name="ce31" table:number-columns-repeated="2"/>
          <table:table-cell table:number-columns-repeated="253"/>
        </table:table-row>
        <table:table-row table:style-name="ro1">
          <table:table-cell/>
          <table:table-cell table:style-name="ce31" office:value-type="float" office:value="0">
            <text:p>-1234,-</text:p>
          </table:table-cell>
          <table:table-cell table:style-name="ce31"/>
          <table:table-cell table:number-columns-repeated="253"/>
        </table:table-row>
        <table:table-row table:style-name="ro1" table:number-rows-repeated="653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UnDotum" svg:font-family="UnDot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-1234,-</number:text>
    </number:number-style>
    <number:number-style style:name="N107">
      <number:number number:decimal-places="1" number:min-integer-digits="1" number:decimal-replacement="-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6">06/02/2009</text:date>, <text:time>20:2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iel Albuquerque</meta:initial-creator>
    <meta:creation-date>2009-02-06T18:04:25</meta:creation-date>
    <dc:creator>Daniel Albuquerque</dc:creator>
    <dc:date>2009-02-06T20:29:05</dc:date>
    <meta:editing-cycles>14</meta:editing-cycles>
    <meta:editing-duration>PT47M5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686"/>
  </office:meta>
</office:document-meta>
</file>